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0569in">
        <style:tab-stops>
          <style:tab-stop style:type="center" style:position="1.5847in"/>
          <style:tab-stop style:type="center" style:position="2.1125in"/>
        </style:tab-stops>
      </style:paragraph-properties>
    </style:style>
    <style:style style:name="T2" style:parent-style-name="DefaultParagraphFont" style:family="text">
      <style:text-properties fo:font-size="9.5pt" style:font-size-asian="9.5pt"/>
    </style:style>
    <style:style style:name="T3" style:parent-style-name="DefaultParagraphFont" style:family="text">
      <style:text-properties fo:font-size="9.5pt" style:font-size-asian="9.5pt"/>
    </style:style>
    <style:style style:name="P4" style:parent-style-name="Normal" style:family="paragraph">
      <style:paragraph-properties fo:margin-bottom="0.0736in" fo:margin-left="-0.452in">
        <style:tab-stops>
          <style:tab-stop style:type="center" style:position="1.3479in"/>
          <style:tab-stop style:type="center" style:position="2.0368in"/>
          <style:tab-stop style:type="center" style:position="2.5756in"/>
        </style:tab-stops>
      </style:paragraph-properties>
    </style:style>
    <style:style style:name="T5" style:parent-style-name="DefaultParagraphFont" style:family="text">
      <style:text-properties fo:font-size="9.5pt" style:font-size-asian="9.5pt"/>
    </style:style>
    <style:style style:name="T6" style:parent-style-name="DefaultParagraphFont" style:family="text">
      <style:text-properties fo:font-size="9.5pt" style:font-size-asian="9.5pt"/>
    </style:style>
    <style:style style:name="T7" style:parent-style-name="DefaultParagraphFont" style:family="text">
      <style:text-properties fo:font-size="9.5pt" style:font-size-asian="9.5pt"/>
    </style:style>
    <style:style style:name="T8" style:parent-style-name="DefaultParagraphFont" style:family="text">
      <style:text-properties fo:font-size="9.5pt" style:font-size-asian="9.5pt"/>
    </style:style>
    <style:style style:name="P9" style:parent-style-name="Normal" style:family="paragraph">
      <style:paragraph-properties fo:margin-bottom="0.0736in" fo:margin-left="-0.452in">
        <style:tab-stops>
          <style:tab-stop style:type="center" style:position="1.0145in"/>
          <style:tab-stop style:type="center" style:position="1.5736in"/>
          <style:tab-stop style:type="center" style:position="2.4284in"/>
        </style:tab-stops>
      </style:paragraph-properties>
    </style:style>
    <style:style style:name="T10" style:parent-style-name="DefaultParagraphFont" style:family="text">
      <style:text-properties fo:font-size="9.5pt" style:font-size-asian="9.5pt"/>
    </style:style>
    <style:style style:name="T11" style:parent-style-name="DefaultParagraphFont" style:family="text">
      <style:text-properties fo:font-size="9.5pt" style:font-size-asian="9.5pt"/>
    </style:style>
    <style:style style:name="T12" style:parent-style-name="DefaultParagraphFont" style:family="text">
      <style:text-properties fo:font-size="9.5pt" style:font-size-asian="9.5pt"/>
    </style:style>
    <style:style style:name="T13" style:parent-style-name="DefaultParagraphFont" style:family="text">
      <style:text-properties fo:font-size="9.5pt" style:font-size-asian="9.5pt"/>
    </style:style>
    <style:style style:name="P14" style:parent-style-name="Normal" style:family="paragraph">
      <style:paragraph-properties fo:margin-bottom="0.0736in" fo:margin-left="-0.452in">
        <style:tab-stops>
          <style:tab-stop style:type="center" style:position="1.5736in"/>
          <style:tab-stop style:type="center" style:position="2.4284in"/>
        </style:tab-stops>
      </style:paragraph-properties>
    </style:style>
    <style:style style:name="T15" style:parent-style-name="DefaultParagraphFont" style:family="text">
      <style:text-properties fo:font-size="9.5pt" style:font-size-asian="9.5pt"/>
    </style:style>
    <style:style style:name="T16" style:parent-style-name="DefaultParagraphFont" style:family="text">
      <style:text-properties fo:font-size="9.5pt" style:font-size-asian="9.5pt"/>
    </style:style>
    <style:style style:name="T17" style:parent-style-name="DefaultParagraphFont" style:family="text">
      <style:text-properties fo:font-size="9.5pt" style:font-size-asian="9.5pt"/>
    </style:style>
    <style:style style:name="P18" style:parent-style-name="Normal" style:family="paragraph">
      <style:paragraph-properties fo:margin-bottom="0.0736in" fo:margin-left="-0.452in">
        <style:tab-stops>
          <style:tab-stop style:type="center" style:position="1.5736in"/>
          <style:tab-stop style:type="center" style:position="2.4284in"/>
        </style:tab-stops>
      </style:paragraph-properties>
    </style:style>
    <style:style style:name="T19" style:parent-style-name="DefaultParagraphFont" style:family="text">
      <style:text-properties fo:font-size="9.5pt" style:font-size-asian="9.5pt"/>
    </style:style>
    <style:style style:name="T20" style:parent-style-name="DefaultParagraphFont" style:family="text">
      <style:text-properties fo:font-size="9.5pt" style:font-size-asian="9.5pt"/>
    </style:style>
    <style:style style:name="T21" style:parent-style-name="DefaultParagraphFont" style:family="text">
      <style:text-properties fo:font-size="9.5pt" style:font-size-asian="9.5pt"/>
    </style:style>
    <style:style style:name="P22" style:parent-style-name="Normal" style:family="paragraph">
      <style:paragraph-properties fo:margin-bottom="0.0736in" fo:margin-left="-0.452in">
        <style:tab-stops>
          <style:tab-stop style:type="center" style:position="1.0145in"/>
          <style:tab-stop style:type="center" style:position="1.5736in"/>
          <style:tab-stop style:type="center" style:position="2.4284in"/>
        </style:tab-stops>
      </style:paragraph-properties>
    </style:style>
    <style:style style:name="T23" style:parent-style-name="DefaultParagraphFont" style:family="text">
      <style:text-properties fo:font-size="9.5pt" style:font-size-asian="9.5pt"/>
    </style:style>
    <style:style style:name="T24" style:parent-style-name="DefaultParagraphFont" style:family="text">
      <style:text-properties fo:font-size="9.5pt" style:font-size-asian="9.5pt"/>
    </style:style>
    <style:style style:name="T25" style:parent-style-name="DefaultParagraphFont" style:family="text">
      <style:text-properties fo:font-size="9.5pt" style:font-size-asian="9.5pt"/>
    </style:style>
    <style:style style:name="T26" style:parent-style-name="DefaultParagraphFont" style:family="text">
      <style:text-properties fo:font-size="9.5pt" style:font-size-asian="9.5pt"/>
    </style:style>
    <style:style style:name="P27" style:parent-style-name="Normal" style:family="paragraph">
      <style:paragraph-properties fo:margin-bottom="0.0569in">
        <style:tab-stops>
          <style:tab-stop style:type="center" style:position="0.5625in"/>
          <style:tab-stop style:type="center" style:position="1.1215in"/>
          <style:tab-stop style:type="center" style:position="1.9763in"/>
        </style:tab-stops>
      </style:paragraph-properties>
    </style:style>
    <style:style style:name="T28" style:parent-style-name="DefaultParagraphFont" style:family="text">
      <style:text-properties fo:font-size="9.5pt" style:font-size-asian="9.5pt"/>
    </style:style>
    <style:style style:name="T29" style:parent-style-name="DefaultParagraphFont" style:family="text">
      <style:text-properties fo:font-size="9.5pt" style:font-size-asian="9.5pt"/>
    </style:style>
    <style:style style:name="T30" style:parent-style-name="DefaultParagraphFont" style:family="text">
      <style:text-properties fo:font-size="9.5pt" style:font-size-asian="9.5pt"/>
    </style:style>
    <style:style style:name="P31" style:parent-style-name="Normal" style:master-page-name="MP1" style:family="paragraph">
      <style:paragraph-properties fo:break-before="page" fo:margin-bottom="0in"/>
    </style:style>
  </office:automatic-styles>
  <office:body>
    <office:text text:use-soft-page-breaks="true">
      <text:p text:style-name="P1"><text:tab/><text:span text:style-name="T2">Talk</text:span><text:span text:style-name="T3"><text:tab/>Ring</text:span></text:p>
      <text:p text:style-name="P4"><text:span text:style-name="T5">Number</text:span><text:span text:style-name="T6"><text:tab/>Events Cost</text:span><text:span text:style-name="T7"><text:tab/>time</text:span><text:span text:style-name="T8"><text:tab/>Time</text:span></text:p>
      <text:p text:style-name="P9"><text:span text:style-name="T10">+123</text:span><text:span text:style-name="T11"><text:tab/>1</text:span><text:span text:style-name="T12"><text:tab/>0.00</text:span><text:span text:style-name="T13"><text:tab/>00:00:0700:00:02</text:span></text:p>
      <text:p text:style-name="P14"><text:span text:style-name="T15">+3806303898671</text:span><text:span text:style-name="T16"><text:tab/>0.00</text:span><text:span text:style-name="T17"><text:tab/>00:00:0900:00:03</text:span></text:p>
      <text:p text:style-name="P18"><text:span text:style-name="T19">+3806311936402</text:span><text:span text:style-name="T20"><text:tab/>0.00</text:span><text:span text:style-name="T21"><text:tab/>00:00:0600:00:06</text:span></text:p>
      <text:p text:style-name="P22"><text:span text:style-name="T23">100</text:span><text:span text:style-name="T24"><text:tab/>4</text:span><text:span text:style-name="T25"><text:tab/>0.00</text:span><text:span text:style-name="T26"><text:tab/>00:00:2200:00:11</text:span></text:p>
      <text:p text:style-name="P27"><text:tab/><text:span text:style-name="T28">4</text:span><text:span text:style-name="T29"><text:tab/>0.00</text:span><text:span text:style-name="T30"><text:tab/>00:00:2200:00:11</text:span>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="Calibri" style:font-name-asian="Calibri" style:font-name-complex="Calibri" fo:color="#000000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word</meta:initial-creator>
    <dc:creator>word</dc:creator>
    <meta:creation-date>2023-09-11T12:08:00Z</meta:creation-date>
    <dc:date>2023-09-11T12:08:00Z</dc:date>
    <meta:template xlink:href="Normal" xlink:type="simple"/>
    <meta:editing-cycles>2</meta:editing-cycles>
    <meta:editing-duration>PT0S</meta:editing-duration>
    <meta:document-statistic meta:page-count="2" meta:paragraph-count="1" meta:word-count="29" meta:character-count="197" meta:row-count="1" meta:non-whitespace-character-count="169"/>
  </office:meta>
</office:document-meta>
</file>